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17ca14"/>
    </style:style>
    <style:style style:name="P2" style:family="paragraph" style:parent-style-name="Standard">
      <style:text-properties officeooo:rsid="0017ca14" officeooo:paragraph-rsid="0017ca14"/>
    </style:style>
    <style:style style:name="P3" style:family="paragraph" style:parent-style-name="Standard">
      <style:text-properties officeooo:paragraph-rsid="0019915a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7ca14" style:font-style-asian="normal" style:font-style-complex="normal"/>
    </style:style>
    <style:style style:name="T3" style:family="text">
      <style:text-properties fo:font-style="normal" officeooo:rsid="0019915a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lossaire</text:p>
      <text:p text:style-name="P2"/>
      <text:p text:style-name="P2">Adresse IP : Numéro d'identification assigné à un ordinateur connecté sur un réseau informatique.</text:p>
      <text:p text:style-name="P2">MAC (Media Access Control) : Identifiant physique unique implanté dans une carte réseau et assigné par le constructeur.</text:p>
      <text:p text:style-name="P2">ARP (Address Resolution Protocol) : Permet de resoudre les adresses MAC à partir de l'adresse IP.</text:p>
      <text:p text:style-name="Standard"><text:span text:style-name="T1">DHCP (</text:span><text:span text:style-name="Emphasis"><text:span text:style-name="T1">Dynamic Host Configuration Protocol) :Protocole permettant la configuration automatique <text:s/>des parametres réseaux sur un ordinateur.</text:span></text:span></text:p>
      <text:p text:style-name="P3"><text:span text:style-name="Emphasis"><text:span text:style-name="T3">PI (Projet Industriel) : Projet technique de l'école IN'TECH INFO.</text:span></text:span></text:p>
      <text:p text:style-name="P3"><text:span text:style-name="Emphasis"><text:span text:style-name="T3">ARP Spoofing : Technique permettant de rerouter les paquets destinés à un autre ordinateur.</text:span></text:span></text:p>
      <text:p text:style-name="P3"><text:span text:style-name="Emphasis"><text:span text:style-name="T3">DHCP Spoofing : Technique permettant d'intercepter les paquets en modifiant l'adresse du routeur en envoyant une mauvaise configuration.</text:span></text:span></text:p>
      <text:p text:style-name="P1"><text:span text:style-name="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 Sharp" style:font-size-asian="14pt" style:font-weight-asian="bold" style:font-name-complex="DejaVu Sans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0T13:39:12</meta:creation-date>
    <dc:date>2013-04-10T14:11:08</dc:date>
    <meta:editing-duration>PT6M17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1" meta:paragraph-count="8" meta:word-count="107" meta:character-count="751" meta:non-whitespace-character-count="651"/>
  </office:meta>
</office:document-meta>
</file>